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background-color="#ff8000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style:font-size-asian="18pt" style:font-weight-asian="normal" style:font-size-complex="18pt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Advanced Methods of Software Engineer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Projec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4">AMSE A03</text:span></text:p>
            <text:p text:style-name="P1"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vailable Pro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">Any (Web, Android or iphone) app that you can think of, provided that</text:p>
                <text:list>
                  <text:list-item>
                    <text:p>The app combines two or more open data sources in an innovative way</text:p>
                  </text:list-item>
                  <text:list-item>
                    <text:p>The app uses the <text:a xlink:href="https://github.com/jvalue/open-data-service" xlink:type="simple">JValue ODS</text:a><text:s/>to retrieve these data sources</text:p>
                    <text:list>
                      <text:list-item>
                        <text:p><text:span text:style-name="T7">Data sources not supported by JValue ODS have to be retrieved by yourself</text:span></text:p>
                      </text:list-item>
                    </text:list>
                  </text:list-item>
                  <text:list-item>
                    <text:p><text:span text:style-name="T7">Tech support only for WebApps with VueJS</text:span></text:p>
                    <text:list>
                      <text:list-item>
                        <text:p><text:span text:style-name="T7">We will provide a seed project after first week, voluntary to use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s an example, consider PegelAlarm, <text:a xlink:href="https://pegelalarm.de/" xlink:type="simple">https://pegelalarm.de</text:a><text:s/></text:p>
                <text:list>
                  <text:list-item>
                    <text:p>You don’t have to invent the app idea, you can take it from elsewhere</text:p>
                  </text:list-item>
                  <text:list-item>
                    <text:p>Look out for app hackathons like <text:a xlink:href="https://codingdavinci.de/" xlink:type="simple">https://codingdavinci.de/</text:a><text:s/>and simila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interesting open data sources, consider <text:a xlink:href="https://govdata.de/" xlink:type="simple">https://govdata.de</text:a><text:s/></text:p>
                <text:list>
                  <text:list-item>
                    <text:p>Take a look at <text:a xlink:href="https://www.destatis.de/" xlink:type="simple">https://www.destatis.de</text:a></text:p>
                  </text:list-item>
                  <text:list-item>
                    <text:p>Or <text:a xlink:href="https://data.deutschebahn.com/" xlink:type="simple">https://data.deutschebahn.com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JValue 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<text:span text:style-name="T8">The JValue ODS is an open source project (that we run as a service) with the mission</text:span></text:p>
                <text:list>
                  <text:list-item>
                    <text:p><text:span text:style-name="T9">To make open data consumption easy, reliable, and safe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10">DR</text:span></text:p>
          </draw:text-box>
        </draw:frame>
        <draw:frame presentation:style-name="pr9" draw:text-style-name="P9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">Original version</text:p>
                <text:list>
                  <text:list-item>
                    <text:p>© 2015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Contributions</text:p>
                <text:list>
                  <text:list-item>
                    <text:p>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77216f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77216f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2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2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12M45S</meta:editing-duration>
    <meta:editing-cycles>177</meta:editing-cycles>
    <meta:generator>LibreOffice/6.2.7.1$Linux_X86_64 LibreOffice_project/20$Build-1</meta:generator>
    <meta:initial-creator>Dirk Riehle</meta:initial-creator>
    <dc:date>2019-10-16T10:54:45.560935049</dc:date>
    <meta:printed-by>Dirk Riehle</meta:printed-by>
    <meta:print-date>2013-05-04T19:19:21</meta:print-date>
    <meta:document-statistic meta:object-count="74"/>
    <meta:template xlink:type="simple" xlink:actuate="onRequest" xlink:title="True Blue Presentation" xlink:href="../../../../Templates/True%20Blue%20Presentation.otp" meta:date="2013-04-02T22:52:20"/>
  </office:meta>
</office:document-meta>
</file>